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652cm" svg:y="1.038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219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4.438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1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9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9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243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3.5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18:47:18.000067751</dc:date>
    <meta:editing-duration>PT43M46S</meta:editing-duration>
    <meta:editing-cycles>1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89.45">
                <text:p>89.45</text:p>
              </table:table-cell>
              <table:table-cell office:value-type="float" office:value="1.21">
                <text:p>1.21</text:p>
              </table:table-cell>
              <table:table-cell office:value-type="float" office:value="89.81">
                <text:p>89.81</text:p>
              </table:table-cell>
              <table:table-cell office:value-type="float" office:value="97.49">
                <text:p>97.49</text:p>
              </table:table-cell>
              <table:table-cell office:value-type="float" office:value="99.6">
                <text:p>99.6</text:p>
              </table:table-cell>
              <table:table-cell office:value-type="float" office:value="91.08">
                <text:p>91.08</text:p>
              </table:table-cell>
              <table:table-cell office:value-type="float" office:value="32.6">
                <text:p>32.6</text:p>
              </table:table-cell>
              <table:table-cell office:value-type="float" office:value="97.52">
                <text:p>97.52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51">
                <text:p>0.51</text:p>
              </table:table-cell>
              <table:table-cell office:value-type="float" office:value="9.66">
                <text:p>9.66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61.13">
                <text:p>61.13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37.3411111111111">
                <text:p>37.3411111111111</text:p>
              </table:table-cell>
              <table:table-cell office:value-type="float" office:value="1.59142857142857">
                <text:p>1.59142857142857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99.38">
                <text:p>99.38</text:p>
              </table:table-cell>
              <table:table-cell office:value-type="float" office:value="8.91">
                <text:p>8.91</text:p>
              </table:table-cell>
              <table:table-cell office:value-type="float" office:value="92.09">
                <text:p>92.09</text:p>
              </table:table-cell>
              <table:table-cell office:value-type="float" office:value="98.78">
                <text:p>98.78</text:p>
              </table:table-cell>
              <table:table-cell office:value-type="float" office:value="99.82">
                <text:p>99.82</text:p>
              </table:table-cell>
              <table:table-cell office:value-type="float" office:value="98.94">
                <text:p>98.94</text:p>
              </table:table-cell>
              <table:table-cell office:value-type="float" office:value="69.51">
                <text:p>69.51</text:p>
              </table:table-cell>
              <table:table-cell office:value-type="float" office:value="98">
                <text:p>9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17.73">
                <text:p>17.73</text:p>
              </table:table-cell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29.7">
                <text:p>29.7</text:p>
              </table:table-cell>
              <table:table-cell office:value-type="float" office:value="85.97">
                <text:p>85.97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50.0316666666667">
                <text:p>50.0316666666667</text:p>
              </table:table-cell>
              <table:table-cell office:value-type="float" office:value="2.78142857142857">
                <text:p>2.78142857142857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100">
                <text:p>100</text:p>
              </table:table-cell>
              <table:table-cell office:value-type="float" office:value="72.94">
                <text:p>72.94</text:p>
              </table:table-cell>
              <table:table-cell office:value-type="float" office:value="93.75">
                <text:p>93.75</text:p>
              </table:table-cell>
              <table:table-cell office:value-type="float" office:value="99.52">
                <text:p>99.52</text:p>
              </table:table-cell>
              <table:table-cell office:value-type="float" office:value="100">
                <text:p>100</text:p>
              </table:table-cell>
              <table:table-cell office:value-type="float" office:value="99.59">
                <text:p>99.59</text:p>
              </table:table-cell>
              <table:table-cell office:value-type="float" office:value="95.86">
                <text:p>95.86</text:p>
              </table:table-cell>
              <table:table-cell office:value-type="float" office:value="99.8">
                <text:p>99.8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  <table:table-cell office:value-type="float" office:value="5.4">
                <text:p>5.4</text:p>
              </table:table-cell>
              <table:table-cell office:value-type="float" office:value="36.12">
                <text:p>36.12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4.61">
                <text:p>94.61</text:p>
              </table:table-cell>
              <table:table-cell office:value-type="float" office:value="99.4">
                <text:p>99.4</text:p>
              </table:table-cell>
              <table:table-cell office:value-type="float" office:value="0.17">
                <text:p>0.17</text:p>
              </table:table-cell>
              <table:table-cell office:value-type="float" office:value="23.37">
                <text:p>23.37</text:p>
              </table:table-cell>
              <table:table-cell office:value-type="float" office:value="NaN">
                <text:p>NaN</text:p>
              </table:table-cell>
              <table:table-cell office:value-type="float" office:value="62.3011111111111">
                <text:p>62.3011111111111</text:p>
              </table:table-cell>
              <table:table-cell office:value-type="float" office:value="9.42142857142857">
                <text:p>9.42142857142857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97">
                <text:p>95.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  <table:table-cell office:value-type="float" office:value="99.76">
                <text:p>99.76</text:p>
              </table:table-cell>
              <table:table-cell office:value-type="float" office:value="99.99">
                <text:p>99.99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53.22">
                <text:p>53.22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1">
                <text:p>0.21</text:p>
              </table:table-cell>
              <table:table-cell office:value-type="float" office:value="38.26">
                <text:p>38.26</text:p>
              </table:table-cell>
              <table:table-cell office:value-type="float" office:value="NaN">
                <text:p>NaN</text:p>
              </table:table-cell>
              <table:table-cell office:value-type="float" office:value="77.1205555555556">
                <text:p>77.1205555555556</text:p>
              </table:table-cell>
              <table:table-cell office:value-type="float" office:value="41.79">
                <text:p>41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